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0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2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3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4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6" style:family="paragraph" style:parent-style-name="Standard">
      <style:text-properties style:font-name="Arial" officeooo:paragraph-rsid="0015e8d7"/>
    </style:style>
    <style:style style:name="P17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19" style:family="paragraph" style:parent-style-name="Text_20_body">
      <style:text-properties style:font-name="Arial" fo:font-style="normal" style:font-style-asian="normal" style:font-style-complex="normal"/>
    </style:style>
    <style:style style:name="P20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1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2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4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28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29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 style:parent-style-name="Body_20_Text_20_2">
      <style:text-properties style:font-name="Arial" fo:font-size="11pt" fo:font-style="normal" style:text-underline-style="none" fo:font-weight="normal" officeooo:paragraph-rsid="00246985" style:font-size-asian="11pt" style:font-style-asian="normal" style:font-weight-asian="normal" style:font-name-complex="Times New Roman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73f4" style:font-weight-asian="bold" style:font-weight-complex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bold" officeooo:rsid="002373f4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73f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373f4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0000ff" style:text-underline-style="solid" style:text-underline-width="auto" style:text-underline-color="font-color" officeooo:rsid="001bdf5b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20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21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22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weight="normal" style:font-weight-asian="normal" style:font-name-complex="Liberation Sans1" style:font-weight-complex="normal"/>
    </style:style>
    <style:style style:name="T26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7" style:family="text">
      <style:text-properties officeooo:rsid="0015e8d7"/>
    </style:style>
    <style:style style:name="T28" style:family="text">
      <style:text-properties officeooo:rsid="001b620f"/>
    </style:style>
    <style:style style:name="T29" style:family="text">
      <style:text-properties officeooo:rsid="001dd75b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20aebc"/>
    </style:style>
    <style:style style:name="T32" style:family="text">
      <style:text-properties officeooo:rsid="0024bab2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normal"/>
    </style:style>
    <style:style style:name="T35" style:family="text">
      <style:text-properties officeooo:rsid="002373f4"/>
    </style:style>
    <style:style style:name="T36" style:family="text">
      <style:text-properties officeooo:rsid="002832a6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pplied Math 201<text:span text:style-name="T29">7</text:span> – <text:span text:style-name="T29">Spring</text:span> In-service</text:p>
      <text:h text:style-name="P31" text:outline-level="2">Registration</text:h>
      <text:h text:style-name="P30" text:outline-level="1">In-service Registration Fee: $1<text:span text:style-name="T29">3</text:span>5.00 ($1<text:span text:style-name="T29">6</text:span>0.00 on-site)</text:h>
      <text:p text:style-name="P2">(Includes continental breakfast, lunch and six (6) STEM Clock Hours)</text:p>
      <text:p text:style-name="P28"><text:tab/></text:p>
      <text:p text:style-name="P28">Mail to:<text:tab/><text:tab/>Washington Applied Math Council (WAMC)</text:p>
      <text:p text:style-name="P6"><text:span text:style-name="T2"><text:tab/><text:tab/></text:span><text:span text:style-name="T6">C/O CNW</text:span></text:p>
      <text:p text:style-name="P9"><text:tab/><text:tab/>PO BOX 171</text:p>
      <text:p text:style-name="P6"><text:span text:style-name="T6"><text:tab/><text:tab/></text:span><text:span text:style-name="T2">Heisson WA <text:s text:c="2"/>98622-0171</text:span></text:p>
      <text:p text:style-name="P7"><text:tab/>Phone: <text:s/><text:span text:style-name="T2">(360) 687-1171 or</text:span></text:p>
      <text:p text:style-name="P5"><text:tab/>Fax: <text:s/>(360) 666-1198</text:p>
      <text:p text:style-name="P7"><text:span text:style-name="T2"><text:tab/>E-mail to: <text:s/></text:span><text:span text:style-name="T14">berickson@live.com</text:span></text:p>
      <text:p text:style-name="P3"/>
      <text:p text:style-name="P15"><text:span text:style-name="T20">Name:</text:span><text:span text:style-name="T24"><draw:control text:anchor-type="as-char" draw:z-index="0" draw:style-name="gr1" draw:text-style-name="P33" svg:width="2.5004in" svg:height="0.2504in" draw:control="control1"/></text:span><text:span text:style-name="T20"><text:tab/>School District:</text:span><text:span text:style-name="T24"><draw:control text:anchor-type="as-char" draw:z-index="1" draw:style-name="gr1" draw:text-style-name="P33" svg:width="2.2406in" svg:height="0.2504in" draw:control="control2"/></text:span><text:span text:style-name="T20"> </text:span></text:p>
      <text:p text:style-name="P15"><text:span text:style-name="T20">Address: </text:span><text:span text:style-name="T24"><draw:control text:anchor-type="as-char" draw:z-index="2" draw:style-name="gr1" draw:text-style-name="P33" svg:width="2.5004in" svg:height="0.2504in" draw:control="control3"/></text:span><text:span text:style-name="T20">City, Zip: </text:span><text:span text:style-name="T24"><draw:control text:anchor-type="as-char" draw:z-index="3" draw:style-name="gr1" draw:text-style-name="P33" svg:width="2.5004in" svg:height="0.2504in" draw:control="control4"/></text:span></text:p>
      <text:p text:style-name="P15"><text:span text:style-name="T20">School: </text:span><text:span text:style-name="T20"><draw:control text:anchor-type="as-char" draw:z-index="4" draw:style-name="gr1" draw:text-style-name="P33" svg:width="2.5004in" svg:height="0.2504in" draw:control="control5"/></text:span><text:span text:style-name="T20"><text:tab/>School Phone: </text:span><text:span text:style-name="T24"><draw:control text:anchor-type="as-char" draw:z-index="5" draw:style-name="gr1" draw:text-style-name="P33" svg:width="2.0004in" svg:height="0.2504in" draw:control="control6"/></text:span></text:p>
      <text:p text:style-name="P16"><text:span text:style-name="T21">Billing</text:span><text:span text:style-name="T20"> Address: </text:span><text:span text:style-name="T23"><draw:control text:anchor-type="as-char" draw:z-index="6" draw:style-name="gr1" draw:text-style-name="P33" svg:width="5.0004in" svg:height="0.2504in" draw:control="control7"/></text:span></text:p>
      <text:p text:style-name="P16"><text:span text:style-name="T20">School Email: </text:span><text:span text:style-name="T24"><draw:control text:anchor-type="as-char" draw:z-index="7" draw:style-name="gr1" draw:text-style-name="P33" svg:width="2.5004in" svg:height="0.2504in" draw:control="control8"/></text:span><text:span text:style-name="T20"> <text:s/>CTE Cert.# </text:span><text:span text:style-name="T24"><draw:control text:anchor-type="as-char" draw:z-index="8" draw:style-name="gr1" draw:text-style-name="P33" svg:width="1.7504in" svg:height="0.2504in" draw:control="control9"/></text:span></text:p>
      <text:p text:style-name="P16"><text:span text:style-name="T22">Alternate</text:span><text:span text:style-name="T20"> Email:</text:span><text:span text:style-name="T24"><draw:control text:anchor-type="as-char" draw:z-index="9" draw:style-name="gr1" draw:text-style-name="P33" svg:width="2.5004in" svg:height="0.2504in" draw:control="control10"/></text:span><text:span text:style-name="T20"> <text:s text:c="4"/></text:span></text:p>
      <text:p text:style-name="P16"><text:span text:style-name="T21">Check Number</text:span><text:span text:style-name="T20">: </text:span><text:span text:style-name="T20"><draw:control text:anchor-type="as-char" draw:z-index="10" draw:style-name="gr1" draw:text-style-name="P33" svg:width="2.0004in" svg:height="0.2504in" draw:control="control11"/></text:span><text:span text:style-name="T20"> </text:span><text:span text:style-name="T21">PO Number</text:span><text:span text:style-name="T20">:</text:span><text:span text:style-name="T20"><draw:control text:anchor-type="as-char" draw:z-index="11" draw:style-name="gr1" draw:text-style-name="P33" svg:width="2.0004in" svg:height="0.2504in" draw:control="control12"/></text:span><text:span text:style-name="T20"> <text:s text:c="5"/></text:span></text:p>
      <text:p text:style-name="P14"/>
      <text:p text:style-name="P27">Make Checks and POs payable to Washington Applied Math Council (WAMC)</text:p>
      <text:p text:style-name="P10"><text:span text:style-name="T26">Receipts available the day of in-service for non-preregistered</text:span><text:span text:style-name="T3"> <text:s/></text:span><text:span text:style-name="T25"><text:s text:c="3"/></text:span></text:p>
      <text:p text:style-name="P13"/>
      <text:p text:style-name="P26">The regular price of $1<text:span text:style-name="T28">3</text:span>5 applies for early inservice registrations ONLY. <text:s/>For registrations postmarked after <text:span text:style-name="T31">April 21, 2017</text:span> or on-site the cost is $1<text:span text:style-name="T28">6</text:span>0.00.</text:p>
      <text:p text:style-name="P17"/>
      <text:p text:style-name="P2"><text:span text:style-name="T8">Please specify which inservice you will attend</text:span>:</text:p>
      <text:p text:style-name="P11"/>
      <text:p text:style-name="P4"><draw:control text:anchor-type="as-char" draw:z-index="12" draw:style-name="gr2" draw:text-style-name="P34" svg:width="0.2504in" svg:height="0.2504in" draw:control="control13"/><text:span text:style-name="T27">WEST SIDE<text:tab/><text:tab/><text:tab/><text:tab/><text:tab/></text:span><text:span text:style-name="T27"><draw:control text:anchor-type="as-char" draw:z-index="13" draw:style-name="gr2" draw:text-style-name="P34" svg:width="0.2504in" svg:height="0.2504in" draw:control="control14"/></text:span><text:span text:style-name="T27">EAST SIDE<text:tab/></text:span></text:p>
      <text:p text:style-name="P18"><text:span text:style-name="T16">WEST SIDE </text:span><text:span text:style-name="T17"><text:tab/><text:tab/><text:tab/><text:tab/><text:tab/></text:span><text:span text:style-name="T16">EAST SIDE</text:span></text:p>
      <text:p text:style-name="P8">Wednesday, <text:span text:style-name="T29">May 3</text:span>, 201<text:span text:style-name="T29">7</text:span><text:tab/><text:tab/><text:tab/><text:tab/><text:tab/>Friday, <text:span text:style-name="T29">May 5</text:span>, 201<text:span text:style-name="T29">7</text:span></text:p>
      <text:p text:style-name="P8">ESD 113<text:tab/><text:tab/><text:tab/><text:tab/><text:tab/><text:tab/><text:tab/>Spokane Community College</text:p>
      <text:p text:style-name="P8">6005 Tyee Drive SW<text:tab/><text:tab/><text:tab/><text:tab/><text:tab/><text:tab/>North 1810 Greene Street</text:p>
      <text:p text:style-name="P24">Tumwater, WA <text:s/>98512<text:tab/><text:tab/><text:tab/><text:tab/><text:tab/><text:tab/>Spokane, WA <text:s/>99207</text:p>
      <text:p text:style-name="P1"><text:span text:style-name="T30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5">For directions and additional Information check our web site at, <text:a xlink:type="simple" xlink:href="http://www.wa-appliedmath.org/" text:style-name="Internet_20_link" text:visited-style-name="Visited_20_Internet_20_Link"><text:span text:style-name="T32">http://www.wa-appliedmath.org/</text:span></text:a></text:p>
      <text:p text:style-name="P25"><text:span text:style-name="T36">Fall and </text:span>Summer Registration forms are available to be downloaded from this site!</text:p>
      <text:p text:style-name="P23"/>
      <text:p text:style-name="P32">Please register early to ensure your place in these in-services. <text:span text:style-name="T11">Written c</text:span><text:span text:style-name="T10">ancellations</text:span> received more than two weeks prior will be charged $25 and there are <text:span text:style-name="T10">no refunds</text:span> for cancellations received within two weeks of the inservice date or no-shows.</text:p>
      <text:p text:style-name="P12"/>
      <text:p text:style-name="P19"><text:span text:style-name="T18">These in-services fulfill, in part, the Assurance Statement signed by the district to continue in-service in the CTE Applied Math program and are approved by OSPI for </text:span><text:span text:style-name="T19">six STEM Clock Hours</text:span><text:span text:style-name="T18"> of credit each. </text:span></text:p>
      <text:p text:style-name="P21"/>
      <text:p text:style-name="P22"><text:span text:style-name="T1">For additional information call Ron Noble (509) 684-5541 or e-mail: </text:span><text:span text:style-name="T15">r</text:span><text:span text:style-name="T13">noble@wa-appliedmath.org</text:span></text:p>
      <text:p text:style-name="P20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17:22:45.813932826</dc:date>
    <meta:print-date>2013-10-13T17:25:00</meta:print-date>
    <meta:editing-cycles>19</meta:editing-cycles>
    <meta:editing-duration>PT14H31M55S</meta:editing-duration>
    <meta:generator>LibreOffice/5.1.2.2.0$Linux_X86_64 LibreOffice_project/10m0$Build-2</meta:generator>
    <meta:document-statistic meta:table-count="0" meta:image-count="0" meta:object-count="0" meta:page-count="1" meta:paragraph-count="37" meta:word-count="277" meta:character-count="1921" meta:non-whitespace-character-count="1566"/>
  </office:meta>
</office:document-meta>
</file>